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494cm" svg:stroke-color="#000000" draw:marker-start-width="0.941cm" draw:marker-end-width="0.941cm" draw:fill="solid" draw:fill-color="#222831" draw:textarea-horizontal-align="justify" draw:textarea-vertical-align="middle" draw:auto-grow-height="false" fo:min-height="5.674cm" fo:min-width="5.324cm" fo:padding-top="0.372cm" fo:padding-bottom="0.372cm" fo:padding-left="0.497cm" fo:padding-right="0.49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2cm" fo:min-width="0.702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2cm" fo:min-width="0.702cm"/>
    </style:style>
    <style:style style:name="gr4" style:family="graphic" style:parent-style-name="standard">
      <style:graphic-properties draw:stroke="none" draw:fill="solid" draw:fill-color="#ff4646" draw:textarea-horizontal-align="justify" draw:textarea-vertical-align="middle" draw:auto-grow-height="false" fo:min-height="0.952cm" fo:min-width="0.702cm"/>
    </style:style>
    <style:style style:name="P1" style:family="paragraph">
      <loext:graphic-properties draw:fill="solid" draw:fill-color="#222831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4646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7cm" svg:height="1.7cm" svg:x="1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7cm" svg:height="1.7cm" svg:x="1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7cm" svg:height="1.7cm" svg:x="4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7cm" svg:height="1.7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2.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cm" svg:height="1.7cm" svg:x="1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1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1.3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cm" svg:height="1.7cm" svg:x="1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1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4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cm" svg:height="1.7cm" svg:x="1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.7cm" svg:height="1.7cm" svg:x="1.3cm" svg:y="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4.3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7cm" svg:height="1.7cm" svg:x="2.8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Default">
        <draw:g>
          <draw:custom-shape draw:style-name="gr1" draw:text-style-name="P1" draw:layer="layout" svg:width="7cm" svg:height="7.1cm" svg:x="0.1cm" svg:y="0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7cm" svg:height="1.7cm" svg:x="2.8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ffffff" draw:end-color="#ffffff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3cm" fo:page-height="7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0:32:08.213355007</meta:creation-date>
    <meta:editing-duration>PT5M35S</meta:editing-duration>
    <meta:editing-cycles>5</meta:editing-cycles>
    <meta:generator>LibreOffice/6.4.6.2$Linux_X86_64 LibreOffice_project/40$Build-2</meta:generator>
    <dc:date>2021-03-18T20:44:39.218466921</dc:date>
    <meta:document-statistic meta:object-count="33"/>
  </office:meta>
</office:document-meta>
</file>